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asian="Arial" style:font-name-complex="Arial" fo:color="#000000" fo:font-size="12pt" style:font-size-asian="12pt" style:font-size-complex="12pt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1pt" style:font-size-asian="21pt" style:font-size-complex="21pt"/>
    </style:style>
    <style:style style:name="T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2pt" style:font-size-asian="22pt" style:font-size-complex="22pt"/>
    </style:style>
    <style:style style:name="P5" style:parent-style-name="Normal" style:family="paragraph">
      <style:paragraph-properties fo:text-align="justify"/>
    </style:style>
    <style:style style:name="T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P7" style:parent-style-name="Normal" style:family="paragraph">
      <style:paragraph-properties fo:text-align="justify"/>
    </style:style>
    <style:style style:name="T8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9" style:parent-style-name="Normal" style:family="paragraph">
      <style:paragraph-properties fo:text-align="justify"/>
    </style:style>
    <style:style style:name="T10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11" style:parent-style-name="Normal" style:family="paragraph">
      <style:paragraph-properties fo:text-align="justify"/>
    </style:style>
    <style:style style:name="T12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13" style:parent-style-name="Normal" style:family="paragraph">
      <style:paragraph-properties fo:text-align="justify"/>
    </style:style>
    <style:style style:name="T14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15" style:parent-style-name="Normal" style:family="paragraph">
      <style:paragraph-properties fo:text-align="justify"/>
    </style:style>
    <style:style style:name="T16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17" style:parent-style-name="Normal" style:family="paragraph">
      <style:paragraph-properties fo:text-align="justify"/>
    </style:style>
    <style:style style:name="T1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P19" style:parent-style-name="Normal" style:family="paragraph">
      <style:paragraph-properties fo:text-align="justify"/>
    </style:style>
    <style:style style:name="T20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21" style:parent-style-name="Normal" style:family="paragraph">
      <style:paragraph-properties fo:text-align="justify"/>
    </style:style>
    <style:style style:name="T22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23" style:parent-style-name="Normal" style:family="paragraph">
      <style:paragraph-properties fo:text-align="justify"/>
    </style:style>
    <style:style style:name="T24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25" style:parent-style-name="Normal" style:family="paragraph">
      <style:paragraph-properties fo:text-align="justify"/>
    </style:style>
    <style:style style:name="T26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27" style:parent-style-name="Normal" style:family="paragraph">
      <style:paragraph-properties fo:text-align="justify"/>
    </style:style>
    <style:style style:name="T28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29" style:parent-style-name="Normal" style:family="paragraph">
      <style:paragraph-properties fo:text-align="justify"/>
    </style:style>
    <style:style style:name="T3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P31" style:parent-style-name="Normal" style:family="paragraph">
      <style:paragraph-properties fo:text-align="justify"/>
    </style:style>
    <style:style style:name="T32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33" style:parent-style-name="Normal" style:family="paragraph">
      <style:paragraph-properties fo:text-align="justify"/>
    </style:style>
    <style:style style:name="T34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35" style:parent-style-name="Normal" style:family="paragraph">
      <style:paragraph-properties fo:text-align="justify"/>
    </style:style>
    <style:style style:name="T36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37" style:parent-style-name="Normal" style:family="paragraph">
      <style:paragraph-properties fo:text-align="justify"/>
    </style:style>
    <style:style style:name="T38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39" style:parent-style-name="Normal" style:family="paragraph">
      <style:paragraph-properties fo:text-align="justify"/>
    </style:style>
    <style:style style:name="T40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41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42" style:parent-style-name="Normal" style:family="paragraph">
      <style:paragraph-properties fo:text-align="justify"/>
    </style:style>
    <style:style style:name="T4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P44" style:parent-style-name="Normal" style:family="paragraph">
      <style:paragraph-properties fo:text-align="justify"/>
    </style:style>
    <style:style style:name="T45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46" style:parent-style-name="Normal" style:family="paragraph">
      <style:paragraph-properties fo:text-align="justify"/>
    </style:style>
    <style:style style:name="T47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48" style:parent-style-name="Normal" style:family="paragraph">
      <style:paragraph-properties fo:text-align="justify"/>
    </style:style>
    <style:style style:name="T49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50" style:parent-style-name="Normal" style:family="paragraph">
      <style:paragraph-properties fo:text-align="justify"/>
    </style:style>
    <style:style style:name="T51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52" style:parent-style-name="Normal" style:family="paragraph">
      <style:paragraph-properties fo:text-align="justify"/>
    </style:style>
    <style:style style:name="T53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54" style:parent-style-name="Normal" style:family="paragraph">
      <style:paragraph-properties fo:text-align="justify"/>
    </style:style>
    <style:style style:name="T5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P56" style:parent-style-name="Normal" style:family="paragraph">
      <style:paragraph-properties fo:text-align="justify"/>
    </style:style>
    <style:style style:name="T57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58" style:parent-style-name="Normal" style:family="paragraph">
      <style:paragraph-properties fo:text-align="justify"/>
    </style:style>
    <style:style style:name="T59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60" style:parent-style-name="Normal" style:family="paragraph">
      <style:paragraph-properties fo:text-align="justify"/>
    </style:style>
    <style:style style:name="T61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62" style:parent-style-name="Normal" style:family="paragraph">
      <style:paragraph-properties fo:text-align="justify"/>
    </style:style>
    <style:style style:name="T63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64" style:parent-style-name="Normal" style:family="paragraph">
      <style:paragraph-properties fo:text-align="justify"/>
    </style:style>
    <style:style style:name="T65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</office:automatic-styles>
  <office:body>
    <office:text text:use-soft-page-breaks="true">
      <text:p text:style-name="P1"/>
      <text:p text:style-name="P2"><text:span text:style-name="T3"><text:s text:c="2"/></text:span><text:span text:style-name="T4">Team-risk-assessment-v0.2</text:span></text:p>
      <text:p text:style-name="Normal"><text:line-break/></text:p>
      <text:p text:style-name="P5"><text:span text:style-name="T6">1)</text:span></text:p>
      <text:p text:style-name="P7"><text:span text:style-name="T8">Κίνδυνος: Αποχώρηση κάποιου μέλους</text:span></text:p>
      <text:p text:style-name="P9"><text:span text:style-name="T10">Τύπος: Κίνδυνος διάσπασης <text:s/>ομάδας</text:span></text:p>
      <text:p text:style-name="P11"><text:span text:style-name="T12">Πιθανότητα: Μικρή</text:span></text:p>
      <text:p text:style-name="P13"><text:span text:style-name="T14">Σοβαρότητα: Μεσαία</text:span></text:p>
      <text:p text:style-name="P15"><text:span text:style-name="T16">Λύση: Αν και η πιθανότητα είναι μικρή εξαιτίας ότι έχουμε δουλέψει πολλά πρότζεκτ μαζί θα μπορέσουμε η υπόλοιπη ομάδα να φέρει εις πέρας την ολοκλήρωση της εφαρμογής</text:span></text:p>
      <text:p text:style-name="Normal"><text:line-break/><text:line-break/><text:line-break/></text:p>
      <text:p text:style-name="P17"><text:span text:style-name="T18">2)</text:span></text:p>
      <text:p text:style-name="P19"><text:span text:style-name="T20">Κίνδυνος: Διαφωνία με την τροπή της ιδέας του έργου</text:span></text:p>
      <text:p text:style-name="P21"><text:span text:style-name="T22">Τύπος: Κίνδυνος διάσπασης ομάδας</text:span></text:p>
      <text:p text:style-name="P23"><text:span text:style-name="T24">Πιθανότητα: Μικρή</text:span></text:p>
      <text:p text:style-name="P25"><text:span text:style-name="T26">Σοβαρότητα: Μικρή</text:span></text:p>
      <text:p text:style-name="P27"><text:span text:style-name="T28">Λύση: Εύρεση νέου μέλους που αρέσκεται στη ιδέα και έχει θέληση,χρόνο να δουλέψει για αυτήν</text:span></text:p>
      <text:p text:style-name="Normal"><text:line-break/><text:line-break/><text:line-break/><text:line-break/></text:p>
      <text:p text:style-name="P29"><text:span text:style-name="T30">3)</text:span></text:p>
      <text:p text:style-name="P31"><text:span text:style-name="T32">Κίνδυνος: Αδυναμία συνεννόησης και συνεργασίας</text:span></text:p>
      <text:p text:style-name="P33"><text:span text:style-name="T34">Τύπος: Κίνδυνος έλλειψης ομαδικότητας</text:span></text:p>
      <text:p text:style-name="P35"><text:span text:style-name="T36">Πιθανότητα: Μεσαία</text:span></text:p>
      <text:p text:style-name="P37"><text:span text:style-name="T38">Σοβαρότητα: Μεσαία</text:span></text:p>
      <text:p text:style-name="P39"><text:span text:style-name="T40">Λύση: Συνεννόηση με υπόλοιπα μέλη για κατανομή εργασίας και αποδέσμευση του μέλους που αδυνατεί να συνεργαστεί</text:span><text:span text:style-name="T41">.</text:span></text:p>
      <text:p text:style-name="Normal"><text:line-break/></text:p>
      <text:p text:style-name="P42"><text:span text:style-name="T43">4)</text:span></text:p>
      <text:p text:style-name="P44"><text:span text:style-name="T45">Κίνδυνος: Τραυματισμός μέλους ή ασθένεια<text:s/></text:span></text:p>
      <text:p text:style-name="P46"><text:span text:style-name="T47">Τύπος: Κίνδυνος υγείας</text:span></text:p>
      <text:p text:style-name="P48"><text:span text:style-name="T49">Πιθανότητα: Μεσαία</text:span></text:p>
      <text:p text:style-name="P50"><text:span text:style-name="T51">Σοβαρότητα: Μικρή</text:span></text:p>
      <text:p text:style-name="P52"><text:span text:style-name="T53">Λύση: Νέα κατανομή εργασίας ώστε να έρχεται εις πέρας η εβδομαδιαία δουλειά.</text:span></text:p>
      <text:p text:style-name="Normal"><text:line-break/><text:line-break/><text:line-break/></text:p>
      <text:p text:style-name="P54"><text:span text:style-name="T55">5)</text:span></text:p>
      <text:p text:style-name="P56"><text:span text:style-name="T57">Κίνδυνος: Κλοπή ιδεών της ομάδας από συνεργάτη</text:span></text:p>
      <text:p text:style-name="P58"><text:span text:style-name="T59">Τύπος: Κίνδυνος πνευματικών δικαιωμάτων</text:span></text:p>
      <text:p text:style-name="P60"><text:span text:style-name="T61">Πιθανότητα: Μικρή</text:span></text:p>
      <text:p text:style-name="P62"><text:span text:style-name="T63">Σοβαρότητα: Μεγάλη</text:span></text:p>
      <text:p text:style-name="P64"><text:span text:style-name="T65">Λύση: Επικοινωνία με δικηγόρο και δημιουργία νομικού υπόβαθρου για την ομάδα</text:span></text:p>
      <text:p text:style-name="Normal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tina Bakopoulou</meta:initial-creator>
    <dc:creator>Maritina Bakopoulou</dc:creator>
    <meta:creation-date>2022-04-13T17:01:00Z</meta:creation-date>
    <dc:date>2022-04-13T17:01:00Z</dc:date>
    <meta:template xlink:href="Normal.dotm" xlink:type="simple"/>
    <meta:editing-cycles>1</meta:editing-cycles>
    <meta:editing-duration>PT0S</meta:editing-duration>
    <meta:document-statistic meta:page-count="1" meta:paragraph-count="2" meta:word-count="173" meta:character-count="1161" meta:row-count="8" meta:non-whitespace-character-count="990"/>
  </office:meta>
</office:document-meta>
</file>